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145" officeooo:paragraph-rsid="00073145"/>
    </style:style>
    <style:style style:name="P2" style:family="paragraph" style:parent-style-name="Standard">
      <style:text-properties fo:font-weight="bold" officeooo:rsid="00073145" officeooo:paragraph-rsid="00073145" style:font-weight-asian="bold" style:font-weight-complex="bold"/>
    </style:style>
    <style:style style:name="P3" style:family="paragraph" style:parent-style-name="Standard">
      <style:text-properties fo:font-weight="bold" officeooo:rsid="0008b49e" officeooo:paragraph-rsid="0008b49e" style:font-weight-asian="bold" style:font-weight-complex="bold"/>
    </style:style>
    <style:style style:name="P4" style:family="paragraph" style:parent-style-name="Standard">
      <style:text-properties officeooo:rsid="0008b49e" officeooo:paragraph-rsid="0008b49e"/>
    </style:style>
    <style:style style:name="P5" style:family="paragraph" style:parent-style-name="Standard">
      <style:text-properties fo:font-weight="normal" officeooo:rsid="0008b49e" officeooo:paragraph-rsid="0008b49e" style:font-weight-asian="normal" style:font-weight-complex="normal"/>
    </style:style>
    <style:style style:name="T1" style:family="text">
      <style:text-properties fo:font-variant="normal" fo:text-transform="none" fo:color="#767e85" style:font-name="Source Serif Pro" fo:font-size="11.25pt" fo:letter-spacing="normal" fo:font-style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Álgebra relacional:</text:p>
      <text:p text:style-name="P1"/>
      <text:p text:style-name="P1"><text:span text:style-name="T2">união</text:span> é a junção de duas relações, independentemente do que esteja na relação 1 e na relação 2.</text:p>
      <text:p text:style-name="P1"/>
      <text:p text:style-name="P1"><text:span text:style-name="T2">Interseção -</text:span> <text:s/>faz uma união, ela trará todas as tuplas que existem na relação tabela1 e na relação tabela2.</text:p>
      <text:p text:style-name="P1"/>
      <text:p text:style-name="P1"><text:span text:style-name="T2">Diferença entre conjuntos -</text:span> nos permite encontrar tuplas que estão em uma relação, mas não em outra.</text:p>
      <text:p text:style-name="P1"/>
      <text:p text:style-name="P3">NORMALIZAÇÃO</text:p>
      <text:p text:style-name="P4"/>
      <text:p text:style-name="P4">A normalização dos dados é o processo utilizado para realizar a organização em um banco de dados. Ao realizar a normalização dos dados, alguns problemas podem ser evitados,como, por exemplo: eliminar a redundância dos dados, eliminar anomalias de inserção, atualização e exclusão.</text:p>
      <text:p text:style-name="P4"/>
      <text:p text:style-name="P4">Com a normalização, a estrutura do banco de dados projetada inicialmente poderá sofrer alterações, como o surgimento de novas tabelas. Porém, este processo garante uma maior organização dos dados, reduzindo assim, a manutenção e desperdício do espaço de armazenamento.</text:p>
      <text:p text:style-name="P4"/>
      <text:p text:style-name="P3">as quatro diretrizes informais:</text:p>
      <text:p text:style-name="P5">- Semântica clara com esquemas fáceis de explicar</text:p>
      <text:p text:style-name="P5">- Evitar informações redundantes</text:p>
      <text:p text:style-name="P5">- Evitar possibilidade de valores NULL nas tuplas</text:p>
      <text:p text:style-name="P5">- Evitar o surgimento de tuplas falsas</text:p>
      <text:p text:style-name="P5"/>
      <text:p text:style-name="P5">ANOMALIAS – É quando um banco de dados que é for devidamente normalizado com base nas formas normais.</text:p>
      <text:p text:style-name="P5">- A anomalia de <text:span text:style-name="T2">remoção</text:span> causa a perda de informação associada a um dado registro.</text:p>
      <text:p text:style-name="P5">- A anomalia de <text:span text:style-name="T2">inserção</text:span> causa a repetição desnecessária de dados (redundância).</text:p>
      <text:p text:style-name="P5">- A anomalia de <text:span text:style-name="T2">alteração</text:span> leva a inconsistência e aumenta o esforço para a atualização dos dado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07:59:01.545691477</meta:creation-date>
    <dc:date>2022-07-14T11:00:54.050591181</dc:date>
    <meta:editing-duration>PT15M26S</meta:editing-duration>
    <meta:editing-cycles>1</meta:editing-cycles>
    <meta:document-statistic meta:table-count="0" meta:image-count="0" meta:object-count="0" meta:page-count="1" meta:paragraph-count="17" meta:word-count="231" meta:character-count="1440" meta:non-whitespace-character-count="1224"/>
    <meta:generator>LibreOffice/6.4.7.2$Linux_X86_64 LibreOffice_project/40$Build-2</meta:generator>
  </office:meta>
</office:document-meta>
</file>